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0a82" officeooo:paragraph-rsid="001c0a8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1c0a82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1c0a82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09421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4709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1c0a82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09421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4709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73941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1c0a82" officeooo:paragraph-rsid="002a5867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1c0a82" officeooo:paragraph-rsid="002a586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c0a82" officeooo:paragraph-rsid="002a586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c0a82" officeooo:paragraph-rsid="002a5867" style:font-size-asian="15.75pt" style:font-weight-asian="bold" style:font-size-complex="18pt" style:font-weight-complex="bold"/>
    </style:style>
    <style:style style:name="T1" style:family="text">
      <style:text-properties officeooo:rsid="001d41f9"/>
    </style:style>
    <style:style style:name="T2" style:family="text">
      <style:text-properties officeooo:rsid="00209421"/>
    </style:style>
    <style:style style:name="T3" style:family="text">
      <style:text-properties officeooo:rsid="0022b866"/>
    </style:style>
    <style:style style:name="T4" style:family="text">
      <style:text-properties officeooo:rsid="00247092"/>
    </style:style>
    <style:style style:name="T5" style:family="text">
      <style:text-properties officeooo:rsid="00250935"/>
    </style:style>
    <style:style style:name="T6" style:family="text">
      <style:text-properties officeooo:rsid="00260cec"/>
    </style:style>
    <style:style style:name="T7" style:family="text">
      <style:text-properties officeooo:rsid="0028ff6f"/>
    </style:style>
    <style:style style:name="T8" style:family="text">
      <style:text-properties officeooo:rsid="0029ee60"/>
    </style:style>
    <style:style style:name="T9" style:family="text">
      <style:text-properties officeooo:rsid="002a5728"/>
    </style:style>
    <style:style style:name="T10" style:family="text">
      <style:text-properties officeooo:rsid="002aea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Questions Focus Group (t=1semaine)</text:p>
      <text:p text:style-name="P13"/>
      <text:p text:style-name="P10">1) Quel texte <text:span text:style-name="T7">vous a le plus marqué </text:span>?</text:p>
      <text:p text:style-name="P10"/>
      <text:p text:style-name="P12">-</text:p>
      <text:p text:style-name="P10"/>
      <text:p text:style-name="P10"/>
      <text:p text:style-name="P10">2) Vous <text:span text:style-name="T8">voyez-vous </text:span>lire avec ce dispositif ?</text:p>
      <text:p text:style-name="P10"/>
      <text:p text:style-name="P12">-</text:p>
      <text:p text:style-name="P12"/>
      <text:p text:style-name="P10">3) Comment <text:span text:style-name="T9">pouvez-vous décrire </text:span>l’expérience que vous avez vécu ?</text:p>
      <text:p text:style-name="P10"/>
      <text:p text:style-name="P12">-</text:p>
      <text:p text:style-name="P12"/>
      <text:p text:style-name="P11">4) <text:span text:style-name="T10">Qu’est ce que Harry Potter a reçu pour noël et par qui ? (texte 1)</text:span></text:p>
      <text:p text:style-name="P11"/>
      <text:p text:style-name="P12"/>
      <text:p text:style-name="P11"><text:span text:style-name="T2">5</text:span>) <text:span text:style-name="T2">Avec qui est Harry Potter ? (texte 1)</text:span></text:p>
      <text:p text:style-name="P12"/>
      <text:p text:style-name="P12">-</text:p>
      <text:p text:style-name="P12"/>
      <text:p text:style-name="P11"><text:span text:style-name="T3">6</text:span>) <text:span text:style-name="T1">Qu’est ce que Harry Potter a reçu pour noël et par qui ? (texte 2)</text:span></text:p>
      <text:p text:style-name="P11"/>
      <text:p text:style-name="P12">- <text:s/></text:p>
      <text:p text:style-name="P12"/>
      <text:p text:style-name="P12"/>
      <text:p text:style-name="P11"><text:span text:style-name="T3">7</text:span>) <text:span text:style-name="T3">Avec qui est Harry lors de l’ouverture des cadeaux ? (texte 2)</text:span></text:p>
      <text:p text:style-name="P11"/>
      <text:p text:style-name="P12">-</text:p>
      <text:p text:style-name="P12"/>
      <text:p text:style-name="P11"><text:span text:style-name="T3">8</text:span>) <text:span text:style-name="T3">Que prévoient de faire Harry, Ron et Hermione? (texte 2)</text:span></text:p>
      <text:p text:style-name="P11"/>
      <text:p text:style-name="P12">- </text:p>
      <text:p text:style-name="P12"/>
      <text:p text:style-name="P11"><text:span text:style-name="T4">9</text:span>) <text:span text:style-name="T4">Comment se fait réveiller Harry et par qui ? (texte 3)</text:span></text:p>
      <text:p text:style-name="P11"/>
      <text:p text:style-name="P12">- </text:p>
      <text:p text:style-name="P12"/>
      <text:p text:style-name="P11"><text:span text:style-name="T4">10</text:span>) <text:s/><text:span text:style-name="T5">Qu’est ce que Harry Potter a reçu pour noël et de qui <text:s/>? (texte 3)</text:span></text:p>
      <text:p text:style-name="P11"/>
      <text:p text:style-name="P12">- </text:p>
      <text:p text:style-name="P12"/>
      <text:p text:style-name="P12"/>
      <text:p text:style-name="P11"><text:soft-page-break/><text:span text:style-name="T4">11</text:span>) <text:span text:style-name="T6">Avec qui est Harry ? Comment ont réagi ces personnes s’il y en a ? (texte 3)</text:span></text:p>
      <text:p text:style-name="P11"/>
      <text:p text:style-name="P12">-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30:46.470516546</meta:creation-date>
    <dc:date>2019-04-08T16:14:00.012089447</dc:date>
    <meta:editing-duration>PT23M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152" meta:character-count="705" meta:non-whitespace-character-count="567"/>
  </office:meta>
</office:document-meta>
</file>